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" svg:font-family="'Source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fd199" officeooo:paragraph-rsid="001fd199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bold" officeooo:rsid="0006797c" officeooo:paragraph-rsid="0006797c" style:font-size-asian="12pt" style:font-weight-asian="bold" style:font-size-complex="12pt" style:font-weight-complex="bold"/>
    </style:style>
    <style:style style:name="P3" style:family="paragraph" style:parent-style-name="Standard">
      <style:paragraph-properties fo:break-before="page"/>
      <style:text-properties fo:font-weight="bold" officeooo:rsid="001e2877" officeooo:paragraph-rsid="001e2877" style:font-weight-asian="bold" style:font-weight-complex="bold"/>
    </style:style>
    <style:style style:name="P4" style:family="paragraph" style:parent-style-name="Standard">
      <style:paragraph-properties fo:break-before="page"/>
      <style:text-properties fo:font-size="12pt" fo:font-weight="bold" officeooo:rsid="001e2877" officeooo:paragraph-rsid="001e2877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e2877" officeooo:paragraph-rsid="001e2877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rsid="001fd199" officeooo:paragraph-rsid="001fd199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fd199" officeooo:paragraph-rsid="001e8366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e2877" officeooo:paragraph-rsid="001e2877" style:font-size-asian="12pt" style:font-weight-asian="bold" style:font-size-complex="12pt" style:font-weight-complex="bold"/>
    </style:style>
    <style:style style:name="P9" style:family="paragraph" style:parent-style-name="Standard">
      <style:text-properties fo:font-weight="bold" officeooo:rsid="001e2877" officeooo:paragraph-rsid="001e2877" style:font-weight-asian="bold" style:font-weight-complex="bold"/>
    </style:style>
    <style:style style:name="P10" style:family="paragraph" style:parent-style-name="Standard">
      <style:text-properties fo:font-weight="normal" officeooo:rsid="001e2877" officeooo:paragraph-rsid="001e287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23b4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fo:background-color="#fff200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SFMono-Regular" fo:font-size="11pt" fo:letter-spacing="normal" fo:font-style="normal" fo:font-weight="normal" officeooo:rsid="001c6d6e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SFMono-Regular" fo:font-size="11pt" fo:letter-spacing="normal" fo:font-style="normal" style:font-size-asian="11pt" style:font-style-asian="normal" style:font-size-complex="11pt" style:font-style-complex="normal"/>
    </style:style>
    <style:style style:name="T7" style:family="text">
      <style:text-properties fo:font-variant="normal" fo:text-transform="none" fo:color="#000000" style:font-name="SFMono-Regular" fo:font-size="11pt" fo:letter-spacing="normal" fo:font-style="normal" officeooo:rsid="001c6d6e" style:font-size-asian="11pt" style:font-style-asian="normal" style:font-size-complex="11pt" style:font-style-complex="normal"/>
    </style:style>
    <style:style style:name="T8" style:family="text">
      <style:text-properties fo:font-variant="normal" fo:text-transform="none" fo:color="#000000" style:font-name="SFMono-Regular" fo:font-size="12pt" fo:letter-spacing="normal" fo:font-style="normal" fo:font-weight="normal" fo:background-color="#fff200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1e2877"/>
    </style:style>
    <style:style style:name="T10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9">3</text:span> - Report</text:p>
      <text:p text:style-name="P7">Gruppe 23 - Florian Werkl, Stefan Schörkmeier</text:p>
      <text:p text:style-name="P7"/>
      <text:p text:style-name="P7">Image(s) showing successful path shortening of a trajectory generated by your trajectory</text:p>
      <text:p text:style-name="P6">planner from assignment 2.</text:p>
      <text:p text:style-name="P6"/>
      <text:p text:style-name="P8"><text:span text:style-name="T10">TODO</text:span> <text:span text:style-name="T1">insert picture, simple example where one can see the opimized path</text:span></text:p>
      <text:p text:style-name="P8"><text:span text:style-name="T1"/></text:p>
      <text:p text:style-name="P8"/>
      <text:p text:style-name="P4">Other points of the main part</text:p>
      <text:p text:style-name="P5"/>
      <text:p text:style-name="P5">Unfortunately, we weren’t able to implement the smoothing, and thus the other tasks of the main partdue to time constraint (deadlines &amp; exams) and due to so many dependency errors. Please see below for a deeper reasoning and hopefully useful feedback.</text:p>
      <text:p text:style-name="P4">Image(s) showing successful path shortening (of a trajectory generated by your trajectory</text:p>
      <text:p text:style-name="P8">planner from assignment 2) and showing that the path shortening is cost-aware.</text:p>
      <text:p text:style-name="P8"><text:span text:style-name="T1"/></text:p>
      <text:p text:style-name="P9"><text:span text:style-name="T4">TODO</text:span><text:span text:style-name="T3"> insert picture, simple example where one can see the opimized path, maybe the same as of page 1 including with the byobu scribt where one can see that the cost is better</text:span></text:p>
      <text:p text:style-name="P9"><text:span text:style-name="T5"/></text:p>
      <text:p text:style-name="P3"><text:span text:style-name="T7">You can optionally discuss in detail issues you have encountered, or any other work which you have done for the assignment.</text:span></text:p>
      <text:p text:style-name="P10"><text:span text:style-name="T7"/></text:p>
      <text:p text:style-name="P10"><text:span text:style-name="T7">A</text:span><text:span text:style-name="T6">s mentioned above we had to use so much time to fix dependencies and fix errors which have arisen from git/framework/cmake.</text:span></text:p>
      <text:p text:style-name="P10"><text:span text:style-name="T6"/></text:p>
      <text:p text:style-name="P10"><text:span text:style-name="T6">We roughly spend 3 weeks on dependencies and only 1 to 2 days on actual coding which is a REAL shame because the project would have been so interesting :( </text:span></text:p>
      <text:p text:style-name="P10"><text:span text:style-name="T6"/></text:p>
      <text:p text:style-name="P10"><text:span text:style-name="T6">Therefore, we think it would be a huge help for future students if you could provide a catkin ws containing all the used repositories such that one doesn’t has to go through the dependency mess. </text:span></text:p>
      <text:p text:style-name="P10"><text:span text:style-name="T6"/></text:p>
      <text:p text:style-name="P10"><text:span text:style-name="T6">We also found out that using catkin_simple the burden of the cmake files is much better. </text:span></text:p>
      <text:p text:style-name="P10"><text:span text:style-name="T6"/></text:p>
      <text:p text:style-name="P10"><text:span text:style-name="T6">So our main problem was that we simply took SO MUCH TIME on just fixing dependencies and cmake files, that we had no time for the cool part – which is quite frustrating. We understand that this is a important point to get used to cmake and the packages, but please reconsider if this should be the main workload. </text:span></text:p>
      <text:p text:style-name="P10"><text:span text:style-name="T6"/></text:p>
      <text:p text:style-name="P9"><text:span text:style-name="T8">TODO add statement if you want x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Source Sans" svg:font-family="'Source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2T16:11:34.828655841</meta:creation-date>
    <dc:date>2024-01-22T21:28:43.477809258</dc:date>
    <meta:editing-duration>PT50M57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4" meta:paragraph-count="17" meta:word-count="331" meta:character-count="1904" meta:non-whitespace-character-count="1585"/>
  </office:meta>
</office:document-meta>
</file>